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FD2CBA6DDE6E6D00CA.png" manifest:media-type="image/png"/>
  <manifest:file-entry manifest:full-path="Pictures/1000000000000384000001F43577971B5B0109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style:text-properties fo:color="#ce181e" fo:font-size="8pt"/>
    </style:style>
    <style:style style:name="P3" style:family="paragraph">
      <loext:graphic-properties draw:fill="none" draw:fill-color="#ffffff"/>
      <style:text-properties fo:color="#ce181e" fo:font-size="8pt" style:font-size-asian="10pt" style:font-size-complex="10pt"/>
    </style:style>
    <style:style style:name="P4" style:family="paragraph">
      <style:text-properties fo:color="#ce181e" fo:font-size="8pt" style:font-size-asian="10.5pt" style:font-weight-asian="normal" style:font-size-complex="10.5pt"/>
    </style:style>
    <style:style style:name="P5" style:family="paragraph">
      <loext:graphic-properties draw:fill="none" draw:fill-color="#ffffff"/>
      <style:text-properties fo:color="#ce181e" fo:font-size="8pt" style:font-size-asian="10.5pt" style:font-weight-asian="normal" style:font-size-complex="10.5pt"/>
    </style:style>
    <style:style style:name="P6" style:family="paragraph">
      <style:text-properties fo:color="#ce181e" fo:font-size="8pt" style:font-size-asian="10pt" style:font-weight-asian="normal" style:font-size-complex="10pt"/>
    </style:style>
    <style:style style:name="P7" style:family="paragraph">
      <loext:graphic-properties draw:fill="none" draw:fill-color="#ffffff"/>
      <style:text-properties fo:color="#ce181e" fo:font-size="8pt" style:font-size-asian="10pt" style:font-weight-asian="normal" style:font-size-complex="10pt"/>
    </style:style>
    <style:style style:name="T1" style:family="text">
      <style:text-properties fo:color="#ce181e" style:font-size-asian="10.5pt" style:font-size-complex="10.5pt"/>
    </style:style>
    <style:style style:name="T2" style:family="text">
      <style:text-properties fo:color="#ce181e" style:font-size-asian="10.5pt" style:font-weight-asian="normal" style:font-size-complex="10.5pt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6cm" svg:height="9.865cm" svg:x="2.29cm" svg:y="2.819cm">
          <draw:image xlink:href="Pictures/1000000000000384000001F43577971B5B010963.png" xlink:type="simple" xlink:show="embed" xlink:actuate="onLoad">
            <text:p/>
          </draw:image>
        </draw:frame>
        <draw:frame draw:style-name="gr1" draw:text-style-name="P1" draw:layer="layout" svg:width="17.652cm" svg:height="11.23cm" svg:x="2.398cm" svg:y="14.281cm">
          <draw:image xlink:href="Pictures/1000000000000320000001FD2CBA6DDE6E6D00CA.png" xlink:type="simple" xlink:show="embed" xlink:actuate="onLoad">
            <text:p/>
          </draw:image>
        </draw:frame>
        <draw:frame draw:style-name="gr2" draw:text-style-name="P3" draw:layer="layout" svg:width="4.02cm" svg:height="0.569cm" svg:x="5.524cm" svg:y="9.048cm">
          <draw:text-box>
            <text:p text:style-name="P2"><text:span text:style-name="T1">m_seqevent_wid : seqevent</text:span></text:p>
          </draw:text-box>
        </draw:frame>
        <draw:frame draw:style-name="gr2" draw:text-style-name="P3" draw:layer="layout" svg:width="3.732cm" svg:height="0.569cm" svg:x="3.944cm" svg:y="9.736cm">
          <draw:text-box>
            <text:p text:style-name="P2"><text:span text:style-name="T1">m_seqdata_wid : seqdata</text:span></text:p>
          </draw:text-box>
        </draw:frame>
        <draw:frame draw:style-name="gr2" draw:text-style-name="P3" draw:layer="layout" svg:width="3.986cm" svg:height="0.569cm" svg:x="3.944cm" svg:y="12.436cm">
          <draw:text-box>
            <text:p text:style-name="P2"><text:span text:style-name="T1">m_hscroll_new : HScrollBar</text:span></text:p>
          </draw:text-box>
        </draw:frame>
        <draw:frame draw:style-name="gr2" draw:text-style-name="P5" draw:layer="layout" svg:width="3.961cm" svg:height="0.569cm" svg:x="15.945cm" svg:y="5.036cm">
          <draw:text-box>
            <text:p text:style-name="P4"><text:span text:style-name="T2">m_vscroll_new : VScrollBar</text:span></text:p>
          </draw:text-box>
        </draw:frame>
        <draw:frame draw:style-name="gr2" draw:text-style-name="P5" draw:layer="layout" svg:width="3.707cm" svg:height="0.569cm" svg:x="3.944cm" svg:y="3.936cm">
          <draw:text-box>
            <text:p text:style-name="P4"><text:span text:style-name="T2">m_seqtime_wid : seqtime</text:span></text:p>
          </draw:text-box>
        </draw:frame>
        <draw:frame draw:style-name="gr2" draw:text-style-name="P5" draw:layer="layout" svg:width="3.457cm" svg:height="0.569cm" svg:x="3.945cm" svg:y="12.836cm">
          <draw:text-box>
            <text:p text:style-name="P4"><text:span text:style-name="T2">m_hadjust : Adjustment</text:span></text:p>
          </draw:text-box>
        </draw:frame>
        <draw:frame draw:style-name="gr2" draw:text-style-name="P5" draw:layer="layout" svg:width="3.444cm" svg:height="0.569cm" svg:x="16.461cm" svg:y="5.499cm">
          <draw:text-box>
            <text:p text:style-name="P4"><text:span text:style-name="T2">m_vadjust : Adjustment</text:span></text:p>
          </draw:text-box>
        </draw:frame>
        <draw:frame draw:style-name="gr2" draw:text-style-name="P5" draw:layer="layout" svg:width="3.808cm" svg:height="0.569cm" svg:x="0.286cm" svg:y="9.02cm">
          <draw:text-box>
            <text:p text:style-name="P4"><text:span text:style-name="T2">m_seqkeys_wid : seqkeys</text:span></text:p>
          </draw:text-box>
        </draw:frame>
        <draw:frame draw:style-name="gr2" draw:text-style-name="P7" draw:layer="layout" svg:width="2.36cm" svg:height="0.569cm" svg:x="3.182cm" svg:y="1.381cm">
          <draw:text-box>
            <text:p text:style-name="P6"><text:span text:style-name="T3">m_menu_tools</text:span></text:p>
          </draw:text-box>
        </draw:frame>
        <draw:frame draw:style-name="gr2" draw:text-style-name="P7" draw:layer="layout" svg:width="2.36cm" svg:height="0.569cm" svg:x="6.582cm" svg:y="1.381cm">
          <draw:text-box>
            <text:p text:style-name="P6"><text:span text:style-name="T3">m_menu_tools</text:span></text:p>
          </draw:text-box>
        </draw:frame>
        <draw:frame draw:style-name="gr2" draw:text-style-name="P7" draw:layer="layout" svg:width="2.36cm" svg:height="0.569cm" svg:x="9.882cm" svg:y="1.381cm">
          <draw:text-box>
            <text:p text:style-name="P6"><text:span text:style-name="T3">m_menu_tools</text:span></text:p>
          </draw:text-box>
        </draw:frame>
        <draw:frame draw:style-name="gr2" draw:text-style-name="P7" draw:layer="layout" svg:width="2.36cm" svg:height="0.569cm" svg:x="12.882cm" svg:y="1.381cm">
          <draw:text-box>
            <text:p text:style-name="P6"><text:span text:style-name="T3">m_menu_tools</text:span></text:p>
          </draw:text-box>
        </draw:frame>
        <draw:frame draw:style-name="gr2" draw:text-style-name="P7" draw:layer="layout" svg:width="2.36cm" svg:height="0.569cm" svg:x="16.082cm" svg:y="1.381cm">
          <draw:text-box>
            <text:p text:style-name="P6"><text:span text:style-name="T3">m_menu_tools</text:span></text:p>
          </draw:text-box>
        </draw:frame>
        <draw:frame draw:style-name="gr2" draw:text-style-name="P5" draw:layer="layout" svg:width="2.403cm" svg:height="0.569cm" svg:x="0.492cm" svg:y="3.921cm">
          <draw:text-box>
            <text:p text:style-name="P4"><text:span text:style-name="T2">m_button_redo</text:span></text:p>
          </draw:text-box>
        </draw:frame>
        <draw:frame draw:style-name="gr2" draw:text-style-name="P7" draw:layer="layout" svg:width="2.36cm" svg:height="0.569cm" svg:x="6.582cm" svg:y="1.881cm">
          <draw:text-box>
            <text:p text:style-name="P6"><text:span text:style-name="T3">m_menu_tools</text:span></text:p>
          </draw:text-box>
        </draw:frame>
        <draw:frame draw:style-name="gr2" draw:text-style-name="P7" draw:layer="layout" svg:width="2.36cm" svg:height="0.569cm" svg:x="9.582cm" svg:y="1.881cm">
          <draw:text-box>
            <text:p text:style-name="P6"><text:span text:style-name="T3">m_menu_tools</text:span></text:p>
          </draw:text-box>
        </draw:frame>
        <draw:frame draw:style-name="gr2" draw:text-style-name="P7" draw:layer="layout" svg:width="2.36cm" svg:height="0.569cm" svg:x="12.882cm" svg:y="1.881cm">
          <draw:text-box>
            <text:p text:style-name="P6"><text:span text:style-name="T3">m_menu_tools</text:span></text:p>
          </draw:text-box>
        </draw:frame>
        <draw:frame draw:style-name="gr2" draw:text-style-name="P7" draw:layer="layout" svg:width="2.36cm" svg:height="0.569cm" svg:x="15.882cm" svg:y="1.881cm">
          <draw:text-box>
            <text:p text:style-name="P6"><text:span text:style-name="T3">m_menu_tools</text:span></text:p>
          </draw:text-box>
        </draw:frame>
        <draw:frame draw:style-name="gr2" draw:text-style-name="P5" draw:layer="layout" svg:width="3.385cm" svg:height="0.569cm" svg:x="5.525cm" svg:y="7.648cm">
          <draw:text-box>
            <text:p text:style-name="P4"><text:span text:style-name="T2">m_seqroll_wid : seqroll</text:span></text:p>
          </draw:text-box>
        </draw:frame>
        <draw:frame draw:style-name="gr2" draw:text-style-name="P5" draw:layer="layout" svg:width="2.466cm" svg:height="0.569cm" svg:x="0.185cm" svg:y="3.352cm">
          <draw:text-box>
            <text:p text:style-name="P4"><text:span text:style-name="T2">m_button_un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9:06:59.660810807</meta:creation-date>
    <dc:date>2018-05-28T19:35:05.221198483</dc:date>
    <meta:editing-duration>PT26M21S</meta:editing-duration>
    <meta:editing-cycles>5</meta:editing-cycles>
    <meta:generator>LibreOffice/6.0.4.2$Linux_X86_64 LibreOffice_project/00m0$Build-2</meta:generator>
    <meta:document-statistic meta:object-count="22"/>
  </office:meta>
</office:document-meta>
</file>